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Answer" style:list-style-name="L1"/>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 FAQ</text:p>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20_2">
            <text:index-entry-chapter/>
            <text:index-entry-chapter/>
            <text:index-entry-text/>
            <text:index-entry-tab-stop style:type="right" style:leader-char="."/>
            <text:index-entry-chapter/>
            <text:index-entry-chapter/>
          </text:table-of-content-entry-template>
          <text:table-of-content-entry-template text:outline-level="3" text:style-name="Contents_20_3">
            <text:index-entry-chapter/>
            <text:index-entry-chapter/>
            <text:index-entry-text/>
            <text:index-entry-tab-stop style:type="right" style:leader-char="."/>
            <text:index-entry-chapter/>
            <text:index-entry-chapter/>
          </text:table-of-content-entry-template>
          <text:table-of-content-entry-template text:outline-level="4" text:style-name="Contents_20_4">
            <text:index-entry-chapter/>
            <text:index-entry-chapter/>
            <text:index-entry-text/>
            <text:index-entry-tab-stop style:type="right" style:leader-char="."/>
            <text:index-entry-chapter/>
            <text:index-entry-chapter/>
          </text:table-of-content-entry-template>
          <text:table-of-content-entry-template text:outline-level="5" text:style-name="Contents_20_5">
            <text:index-entry-chapter/>
            <text:index-entry-chapter/>
            <text:index-entry-text/>
            <text:index-entry-tab-stop style:type="right" style:leader-char="."/>
            <text:index-entry-chapter/>
            <text:index-entry-chapter/>
          </text:table-of-content-entry-template>
          <text:table-of-content-entry-template text:outline-level="6" text:style-name="Contents_20_6">
            <text:index-entry-chapter/>
            <text:index-entry-chapter/>
            <text:index-entry-text/>
            <text:index-entry-tab-stop style:type="right" style:leader-char="."/>
            <text:index-entry-chapter/>
            <text:index-entry-chapter/>
          </text:table-of-content-entry-template>
          <text:table-of-content-entry-template text:outline-level="7" text:style-name="Contents_20_7">
            <text:index-entry-chapter/>
            <text:index-entry-chapter/>
            <text:index-entry-text/>
            <text:index-entry-tab-stop style:type="right" style:leader-char="."/>
            <text:index-entry-chapter/>
            <text:index-entry-chapter/>
          </text:table-of-content-entry-template>
          <text:table-of-content-entry-template text:outline-level="8" text:style-name="Contents_20_8">
            <text:index-entry-chapter/>
            <text:index-entry-chapter/>
            <text:index-entry-text/>
            <text:index-entry-tab-stop style:type="right" style:leader-char="."/>
            <text:index-entry-chapter/>
            <text:index-entry-chapter/>
          </text:table-of-content-entry-template>
          <text:table-of-content-entry-template text:outline-level="9" text:style-name="Contents_20_9">
            <text:index-entry-chapter/>
            <text:index-entry-chapter/>
            <text:index-entry-text/>
            <text:index-entry-tab-stop style:type="right" style:leader-char="."/>
            <text:index-entry-chapter/>
            <text:index-entry-chapter/>
          </text:table-of-content-entry-template>
          <text:table-of-content-entry-template text:outline-level="10" text:style-name="Contents_20_10">
            <text:index-entry-chapter/>
            <text:index-entry-chapter/>
            <text:index-entry-text/>
            <text:index-entry-tab-stop style:type="right" style:leader-char="."/>
            <text:index-entry-chapter/>
            <text:index-entry-chapter/>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0.What connection (if any) is there between the Celtix and Artix products?|outline" text:style-name="Internet_20_link" text:visited-style-name="Internet_20_link">What connection (if any) is there between the Celtix and Artix products?</text:a></text:p>
          <text:p text:style-name="P1"><text:a xlink:type="simple" xlink:href="#0.Are there any licensing restrictions that apply to Celtix?|outline" text:style-name="Internet_20_link" text:visited-style-name="Internet_20_link">Are there any licensing restrictions that apply to Celtix?</text:a></text:p>
          <text:p text:style-name="P1"><text:a xlink:type="simple" xlink:href="#0.What is a milestone release?|outline" text:style-name="Internet_20_link" text:visited-style-name="Internet_20_link">What is a milestone release?</text:a></text:p>
          <text:p text:style-name="P1"><text:a xlink:type="simple" xlink:href="#0.Which transport protocols does Celtix support?|outline" text:style-name="Internet_20_link" text:visited-style-name="Internet_20_link">Which transport protocols does Celtix support?</text:a></text:p>
          <text:p text:style-name="P1"><text:a xlink:type="simple" xlink:href="#0.What is JBI and what does it have to do with Celtix?|outline" text:style-name="Internet_20_link" text:visited-style-name="Internet_20_link">What is JBI and what does it have to do with Celtix?</text:a></text:p>
          <text:p text:style-name="P1"><text:a xlink:type="simple" xlink:href="#0.Why do some lines in the source code begin with the @ character?|outline" text:style-name="Internet_20_link" text:visited-style-name="Internet_20_link">Why do some lines in the source code begin with the @ character?</text:a></text:p>
          <text:p text:style-name="P1"><text:a xlink:type="simple" xlink:href="#0.Can Celtix interoperate with a J2EE container?|outline" text:style-name="Internet_20_link" text:visited-style-name="Internet_20_link">Can Celtix interoperate with a J2EE container?</text:a></text:p>
        </text:index-body>
      </text:table-of-content>
      <text:h text:style-name="Question" text:outline-level="1">What connection (if any) is there between the Celtix and Artix products?</text:h>
      <text:p text:style-name="Answer">Artix is IONA Technologies' commercially available ESB product. Celtix, while developed primarily by IONA engineers, is an open source ESB project. Currently, the two products do not share any components. However, IONA does perform extensive interoperability testing between the two products.</text:p>
      <text:h text:style-name="Question" text:outline-level="1">Are there any licensing restrictions that apply to Celtix?</text:h>
      <text:p text:style-name="Answer">Celtix is licensed under both the LPGL and the EPL. The packages for distribution under each license is available from the download page. For more information, see the License FAQ.</text:p>
      <text:h text:style-name="Question" text:outline-level="1">What is a milestone release?</text:h>
      <text:p text:style-name="Answer">A milestone release is an interim release of Celtix that occurs at regular intervals (currently, every six weeks). Each milestone release contains new features and functionality (sometimes, partly implemented), but there is no guarantee that testing is complete. In general, milestone releases should be regarded as unstable and are not suitable for deployment.</text:p>
      <text:p text:style-name="Answer">This contrasts with regular releases of Celtix, where every effort is made to ensure that the product is stable and testing is complete.</text:p>
      <text:h text:style-name="Question" text:outline-level="1">Which transport protocols does Celtix support?</text:h>
      <text:p text:style-name="Answer">Currently, it there are plans to support the following protocols:</text:p>
      <text:list text:style-name="L1">
        <text:list-item>
          <text:p text:style-name="P2">SOAP 1.1 over HTTP.</text:p>
        </text:list-item>
        <text:list-item>
          <text:p text:style-name="P2">JMS</text:p>
        </text:list-item>
      </text:list>
      <text:p text:style-name="Answer">In addition, Celtix provides an extensibility API, which makes it easy to add custom protocols to the Celtix runtime.</text:p>
      <text:h text:style-name="Question" text:outline-level="1">What is JBI and what does it have to do with Celtix?</text:h>
      <text:p text:style-name="Answer">JBI stands for Java Bussines Integration. It is a standardized set of APIs, Service Provider Interfaces (SPIs) and technologies, maintained through the Java Community Process, for integration of business components.</text:p>
      <text:p text:style-name="Answer">Celtix based services are designed to run in a compliant JBI container.</text:p>
      <text:h text:style-name="Question" text:outline-level="1">Why do some lines in the source code begin with the @ character?</text:h>
      <text:p text:style-name="Answer">The lines and keywords beginning with the @ character represent annotations (or metadata), a recent feature of the Java platform that was added in version J2SE 5.0. Annotations provide a flexible mechanism for adding boilerplate code to a program and they have many other uses as well.</text:p>
      <text:p text:style-name="Answer">For details of the specific annotations supported by JAX-WS, consult the JAX-WS specification document.</text:p>
      <text:h text:style-name="Question" text:outline-level="1">Can Celtix interoperate with a J2EE container?</text:h>
      <text:p text:style-name="Answer">Insert answer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 style:next-style-name="Answer" style:class="text" style:default-outline-level="1">
      <style:paragraph-properties fo:margin-top="0.2in" fo:margin-bottom="0.05in" fo:background-color="transparent" fo:padding="0in" fo:border-left="none" fo:border-right="none" fo:border-top="none" fo:border-bottom="0.0071in solid #ccccff" style:shadow="none">
        <style:tab-stops/>
        <style:background-image/>
      </style:paragraph-properties>
      <style:text-properties fo:color="#cc6633" fo:font-size="14pt"/>
    </style:style>
    <style:style style:name="Answer" style:family="paragraph" style:parent-style-name="Text_20_body" style:class="text">
      <style:paragraph-properties fo:margin-top="0in" fo:margin-bottom="0.0598in" fo:text-align="justify" style:justify-single-word="false" fo:keep-together="always"/>
      <style:text-properties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c Johnson</meta:initial-creator>
    <meta:creation-date>2005-11-02T12:36:25</meta:creation-date>
    <dc:creator>Eric Johnson</dc:creator>
    <dc:date>2005-12-22T13:07:21</dc:date>
    <dc:language>en-US</dc:language>
    <meta:editing-cycles>27</meta:editing-cycles>
    <meta:editing-duration>PT1H14M12S</meta:editing-duration>
    <meta:user-defined meta:name="Info 1"/>
    <meta:user-defined meta:name="Info 2"/>
    <meta:user-defined meta:name="Info 3"/>
    <meta:user-defined meta:name="Info 4"/>
    <meta:document-statistic meta:table-count="0" meta:image-count="0" meta:object-count="0" meta:page-count="2" meta:paragraph-count="29" meta:word-count="419" meta:character-count="2624"/>
  </office:meta>
</office:document-meta>
</file>